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Z UDGothic" svg:font-family="'BIZ UDGothic'" style:font-family-generic="swiss" style:font-pitch="variable"/>
    <style:font-face style:name="Go Mono" svg:font-family="'Go Mono'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Noto Sans Thai SemCond" svg:font-family="'Noto Sans Thai SemCond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Z003" svg:font-family="Z003" style:font-pitch="variable"/>
    <style:font-face style:name="ふい字" svg:font-family="ふい字" style:font-pitch="variable"/>
    <style:font-face style:name="ゆな字" svg:font-family="ゆな字" style:font-pitch="variable"/>
    <style:font-face style:name="無心" svg:font-family="無心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6%" draw:textarea-horizontal-align="justify" draw:textarea-vertical-align="top" draw:auto-grow-height="false" fo:min-height="2.006cm" fo:min-width="2.506cm"/>
      <style:paragraph-properties style:writing-mode="lr-tb"/>
    </style:style>
    <style:style style:name="gr2" style:family="graphic" style:parent-style-name="standard">
      <style:graphic-properties draw:fill-color="#ffee58" draw:opacity="56%" draw:textarea-horizontal-align="justify" draw:textarea-vertical-align="top" draw:auto-grow-height="false" fo:min-height="2.006cm" fo:min-width="2.506cm"/>
      <style:paragraph-properties style:writing-mode="lr-tb"/>
    </style:style>
    <style:style style:name="gr3" style:family="graphic" style:parent-style-name="standard">
      <style:graphic-properties draw:fill-color="#ffccbc" draw:opacity="56%" draw:textarea-horizontal-align="justify" draw:textarea-vertical-align="bottom" draw:auto-grow-height="false" fo:min-height="2.006cm" fo:min-width="2.506cm"/>
      <style:paragraph-properties style:writing-mode="lr-tb"/>
    </style:style>
    <style:style style:name="gr4" style:family="graphic" style:parent-style-name="standard">
      <style:graphic-properties draw:fill-color="#f0f4c3" draw:opacity="56%" draw:textarea-horizontal-align="justify" draw:textarea-vertical-align="bottom" draw:auto-grow-height="false" fo:min-height="2.006cm" fo:min-width="2.506cm"/>
      <style:paragraph-properties style:writing-mode="lr-tb"/>
    </style:style>
    <style:style style:name="gr5" style:family="graphic" style:parent-style-name="standard">
      <style:graphic-properties svg:stroke-width="0.035cm" draw:marker-start-width="0.252cm" draw:marker-end-width="0.252cm" draw:fill="none" draw:opacity="100%" draw:textarea-horizontal-align="justify" draw:textarea-vertical-align="middle" draw:auto-grow-height="false" fo:min-height="0.654cm" fo:min-width="2.65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44336" draw:marker-start-width="0.252cm" draw:marker-end-width="0.252cm" draw:fill="none" draw:opacity="100%" draw:textarea-horizontal-align="justify" draw:textarea-vertical-align="middle" draw:auto-grow-height="false" fo:min-height="0.464cm" fo:min-width="2.46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4caf50" draw:marker-start-width="0.252cm" draw:marker-end-width="0.252cm" draw:fill="none" draw:opacity="100%" draw:textarea-horizontal-align="justify" draw:textarea-vertical-align="middle" draw:auto-grow-height="false" fo:min-height="1.97cm" fo:min-width="0.20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57c00" draw:marker-start-width="0.252cm" draw:marker-end-width="0.252cm" draw:fill="none" draw:opacity="100%" draw:textarea-horizontal-align="justify" draw:textarea-vertical-align="middle" draw:auto-grow-height="false" fo:min-height="1.97cm" fo:min-width="0.208cm" fo:padding-top="0.142cm" fo:padding-bottom="0.142cm" fo:padding-left="0.267cm" fo:padding-right="0.267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3" style:family="graphic" style:parent-style-name="standard">
      <style:graphic-properties svg:stroke-width="0.028cm" svg:stroke-color="#212121" draw:marker-start-width="0.242cm" draw:marker-end-width="0.242cm" draw:fill-color="#757575" draw:opacity="71%" draw:textarea-horizontal-align="justify" draw:textarea-vertical-align="middle" draw:auto-grow-height="false" fo:min-height="0.654cm" fo:min-width="0.404cm" fo:padding-top="0.139cm" fo:padding-bottom="0.139cm" fo:padding-left="0.264cm" fo:padding-right="0.264cm"/>
    </style:style>
    <style:style style:name="gr14" style:family="graphic" style:parent-style-name="standard" style:list-style-name="L1">
      <style:graphic-properties draw:stroke="none" draw:fill="none" fo:min-height="0.25cm"/>
      <style:paragraph-properties style:writing-mode="lr-tb"/>
    </style:style>
    <style:style style:name="gr15" style:family="graphic" style:parent-style-name="standard">
      <style:graphic-properties svg:stroke-width="0.035cm" svg:stroke-color="#6a1b9a" draw:marker-start-width="0.252cm" draw:marker-end-width="0.252cm" draw:fill="none" draw:textarea-horizontal-align="justify" draw:textarea-vertical-align="middle" draw:auto-grow-height="false" fo:min-height="3.502cm" fo:min-width="4.752cm" fo:padding-top="0.142cm" fo:padding-bottom="0.142cm" fo:padding-left="0.267cm" fo:padding-right="0.267cm"/>
    </style:style>
    <style:style style:name="gr16" style:family="graphic" style:parent-style-name="standard" style:list-style-name="L1">
      <style:graphic-properties draw:stroke="none" draw:fill="none" fo:min-height="0.25cm"/>
      <style:paragraph-properties style:writing-mode="lr-tb"/>
    </style:style>
    <style:style style:name="P1" style:family="paragraph">
      <style:paragraph-properties fo:text-align="center"/>
      <style:text-properties style:font-name="無心"/>
    </style:style>
    <style:style style:name="P2" style:family="paragraph">
      <loext:graphic-properties draw:opacity="56%"/>
      <style:paragraph-properties fo:text-align="center"/>
      <style:text-properties style:font-name="無心"/>
    </style:style>
    <style:style style:name="P3" style:family="paragraph">
      <loext:graphic-properties draw:fill-color="#ffee58" draw:opacity="56%"/>
      <style:paragraph-properties fo:text-align="center"/>
      <style:text-properties style:font-name="無心"/>
    </style:style>
    <style:style style:name="P4" style:family="paragraph">
      <loext:graphic-properties draw:fill-color="#ffccbc" draw:opacity="56%"/>
      <style:paragraph-properties fo:text-align="center"/>
      <style:text-properties style:font-name="無心"/>
    </style:style>
    <style:style style:name="P5" style:family="paragraph">
      <loext:graphic-properties draw:fill-color="#f0f4c3" draw:opacity="56%"/>
      <style:paragraph-properties fo:text-align="center"/>
      <style:text-properties style:font-name="無心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283593" loext:opacity="100%" fo:font-size="16pt" style:font-size-asian="16pt" style:font-size-complex="1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283593" loext:opacity="100%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b71c1c" loext:opacity="100%" fo:font-size="16pt" style:font-size-asian="16pt" style:font-size-complex="16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71c1c" loext:opacity="100%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color="#004d40" loext:opacity="100%" fo:font-size="16pt" style:font-size-asian="16pt" style:font-size-complex="16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4d40" loext:opacity="100%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e64a19" loext:opacity="100%" fo:font-size="16pt" style:font-size-asian="16pt" style:font-size-complex="1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e64a19" loext:opacity="100%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757575" draw:opacity="71%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0pt" style:font-size-asian="10pt" style:font-size-complex="10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loext:opacity="100%" fo:font-size="10pt" style:font-size-asian="10pt" style:font-size-complex="1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color="#6a1b9a" loext:opacity="100%" fo:font-size="10pt" style:font-size-asian="10pt" style:font-size-complex="10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6a1b9a" loext:opacity="100%" fo:font-size="10pt" style:font-size-asian="10pt" style:font-size-complex="10pt"/>
    </style:style>
    <style:style style:name="T1" style:family="text">
      <style:text-properties style:font-name="無心"/>
    </style:style>
    <style:style style:name="T2" style:family="text">
      <style:text-properties fo:color="#283593" loext:opacity="100%" style:font-name="無心" fo:font-size="16pt" style:font-size-asian="16pt" style:font-size-complex="16pt"/>
    </style:style>
    <style:style style:name="T3" style:family="text">
      <style:text-properties fo:color="#b71c1c" loext:opacity="100%" style:font-name="無心" fo:font-size="16pt" style:font-size-asian="16pt" style:font-size-complex="16pt"/>
    </style:style>
    <style:style style:name="T4" style:family="text">
      <style:text-properties fo:color="#004d40" loext:opacity="100%" style:font-name="無心" fo:font-size="16pt" style:font-size-asian="16pt" style:font-size-complex="16pt"/>
    </style:style>
    <style:style style:name="T5" style:family="text">
      <style:text-properties fo:color="#e64a19" loext:opacity="100%" style:font-name="無心" fo:font-size="16pt" style:font-size-asian="16pt" style:font-size-complex="16pt"/>
    </style:style>
    <style:style style:name="T6" style:family="text">
      <style:text-properties fo:color="#000000" loext:opacity="100%" style:text-outline="false" style:text-line-through-style="none" style:text-line-through-type="none" style:font-name="無心" fo:font-size="10pt" fo:font-style="normal" fo:text-shadow="none" style:text-underline-style="none" fo:font-weight="normal" style:letter-kerning="true" style:font-name-asian="ＭＳ Ｐゴシック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無心" fo:font-size="10pt" style:font-size-asian="10pt" style:font-size-complex="10pt"/>
    </style:style>
    <style:style style:name="T8" style:family="text">
      <style:text-properties fo:color="#6a1b9a" loext:opacity="100%" style:text-outline="false" style:text-line-through-style="none" style:text-line-through-type="none" style:font-name="無心" fo:font-size="10pt" fo:font-style="normal" fo:text-shadow="none" style:text-underline-style="none" fo:font-weight="normal" style:letter-kerning="true" style:font-name-asian="ＭＳ Ｐゴシック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6a1b9a" loext:opacity="100%" style:font-name="無心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25cm" svg:height="2.5cm" svg:x="0.25cm" svg:y="0.35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25cm" svg:height="2.5cm" svg:x="2.5cm" svg:y="0.35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25cm" svg:height="2.5cm" svg:x="2.501cm" svg:y="1.851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25cm" svg:height="2.5cm" svg:x="0.246cm" svg:y="1.852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25cm" svg:height="1cm" svg:x="0.25cm" svg:y="1.85cm">
          <text:p/>
          <draw:enhanced-geometry svg:viewBox="0 0 21600 21600" draw:path-stretchpoint-x="10800" draw:path-stretchpoint-y="10800" draw:text-areas="?f3 ?f4 ?f5 ?f6" draw:type="round-rectangle" draw:modifiers="9300.2997002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25cm" svg:height="1cm" svg:x="2.509cm" svg:y="1.851cm">
          <text:p/>
          <draw:enhanced-geometry svg:viewBox="0 0 21600 21600" draw:path-stretchpoint-x="10800" draw:path-stretchpoint-y="10800" draw:text-areas="?f3 ?f4 ?f5 ?f6" draw:type="round-rectangle" draw:modifiers="9300.2997002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99cm" svg:height="2.502cm" svg:x="2.51cm" svg:y="0.35cm">
          <text:p/>
          <draw:enhanced-geometry svg:viewBox="0 0 21600 21600" draw:path-stretchpoint-x="10800" draw:path-stretchpoint-y="10800" draw:text-areas="?f3 ?f4 ?f5 ?f6" draw:type="round-rectangle" draw:modifiers="9300.2997002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99cm" svg:height="2.502cm" svg:x="2.511cm" svg:y="1.851cm">
          <text:p/>
          <draw:enhanced-geometry svg:viewBox="0 0 21600 21600" draw:path-stretchpoint-x="10800" draw:path-stretchpoint-y="10800" draw:text-areas="?f3 ?f4 ?f5 ?f6" draw:type="round-rectangle" draw:modifiers="9300.2997002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2cm" svg:height="1cm" svg:x="0.25cm" svg:y="1.85cm">
          <draw:text-box>
            <text:p text:style-name="P7"><text:span text:style-name="T2">A∩C</text:span></text:p>
          </draw:text-box>
        </draw:frame>
        <draw:frame draw:style-name="gr10" draw:text-style-name="P10" draw:layer="layout" svg:width="2cm" svg:height="1cm" svg:x="3.75cm" svg:y="1.85cm">
          <draw:text-box>
            <text:p text:style-name="P9"><text:span text:style-name="T3">B∩D</text:span></text:p>
          </draw:text-box>
        </draw:frame>
        <draw:frame draw:style-name="gr11" draw:text-style-name="P12" draw:layer="layout" svg:width="2cm" svg:height="1cm" svg:x="2cm" svg:y="0.6cm">
          <draw:text-box>
            <text:p text:style-name="P11"><text:span text:style-name="T4">A∩B</text:span></text:p>
          </draw:text-box>
        </draw:frame>
        <draw:frame draw:style-name="gr12" draw:text-style-name="P14" draw:layer="layout" svg:width="2cm" svg:height="1cm" svg:x="2cm" svg:y="3.1cm">
          <draw:text-box>
            <text:p text:style-name="P13"><text:span text:style-name="T5">C∩D</text:span></text:p>
          </draw:text-box>
        </draw:frame>
        <draw:custom-shape draw:style-name="gr13" draw:text-style-name="P15" draw:layer="layout" svg:width="1cm" svg:height="1cm" svg:x="2.5cm" svg:y="1.8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7" draw:layer="layout" svg:width="2.5cm" svg:height="0.602cm" svg:x="1.75cm" svg:y="2.1cm">
          <draw:text-box>
            <text:p text:style-name="P16"><text:span text:style-name="T6">A∩B∩C</text:span><text:span text:style-name="T7">∩D</text:span></text:p>
          </draw:text-box>
        </draw:frame>
        <draw:custom-shape draw:style-name="gr15" draw:text-style-name="P18" draw:layer="layout" svg:width="5.5cm" svg:height="4cm" svg:x="0.25cm" svg:y="0.35cm">
          <text:p/>
          <draw:enhanced-geometry svg:viewBox="0 0 21600 21600" draw:path-stretchpoint-x="10800" draw:path-stretchpoint-y="10800" draw:text-areas="?f3 ?f4 ?f5 ?f6" draw:type="round-rectangle" draw:modifiers="1975.906023494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0" draw:layer="layout" svg:width="2.5cm" svg:height="0.602cm" svg:x="3.25cm" svg:y="-0.102cm">
          <draw:text-box>
            <text:p text:style-name="P19"><text:span text:style-name="T8">A∪B∪C∪</text:span><text:span text:style-name="T9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Z UDGothic" svg:font-family="'BIZ UDGothic'" style:font-family-generic="swiss" style:font-pitch="variable"/>
    <style:font-face style:name="Go Mono" svg:font-family="'Go Mono'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Noto Sans Thai SemCond" svg:font-family="'Noto Sans Thai SemCond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Z003" svg:font-family="Z003" style:font-pitch="variable"/>
    <style:font-face style:name="ふい字" svg:font-family="ふい字" style:font-pitch="variable"/>
    <style:font-face style:name="ゆな字" svg:font-family="ゆな字" style:font-pitch="variable"/>
    <style:font-face style:name="無心" svg:font-family="無心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9-11T10:59:18.119693528</dc:date>
    <meta:editing-duration>PT9H44M49S</meta:editing-duration>
    <meta:editing-cycles>353</meta:editing-cycles>
    <meta:generator>LibreOffice/7.3.5.2$Linux_X86_64 LibreOffice_project/30$Build-2</meta:generator>
    <meta:document-statistic meta:object-count="16"/>
  </office:meta>
</office:document-meta>
</file>